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etarianism</text:p>
      <text:p text:style-name="P1">(Original Master Copy)</text:p>
      <text:p text:style-name="P1"/>
      <text:p text:style-name="P1">I am Ryan Alexander DeElena, son of Lisa Maureen Henderson DeElena Weidknecht, and bastard of Charles “Chuck” Anthony DeElena. I was born a US Citizen on the date November 14 of the year 1994 Anno Domini. I attended grade school in Austin, Texas under the US public education system. I attempted, but was ultimately unsuccessful at completing, an undergraduate degree.</text:p>
      <text:p text:style-name="P1"/>
      <text:p text:style-name="P1">On November 18, 2025, I publicly declared my full intent to withdraw my affiliation from the United States Government, and to identify as a Globalist Planetarian, and a citizen of Earth.</text:p>
      <text:p text:style-name="P1"/>
      <text:p text:style-name="P1">On this very same day, I terminated my attempt at injection into civil politics, as I feel that going through this pipeline would force my hand. It is my belief that the United States Federal Government is opting to manipulate the less-than-integral; it doesn't make sense to attempt to pay off somebody you know will rat you out. Nobody who profits off of silence likes a canary in the coal mine, and ultimately, I will die without honor if I simply run headfirst into the belly of the beast. This, in conjunction with the deconstruction of my former biblical faith, has allowed me to essentially dismantle my entire financial institutionalization away from the chains of the oppressive authoritarian regime, the United States.</text:p>
      <text:p text:style-name="P1"/>
      <text:p text:style-name="P1">I refuse politics as a method of establishing peace. I think that Democrats and Republicans are just Cops and Robbers. I think that Trump and Netanyahu are just chess players. But I refuse to participate, as a pawn, in a chess game that forces the entire planet to weep.</text:p>
      <text:p text:style-name="P1"/>
      <text:p text:style-name="P1">Global politics is a much more volatile monster. I do not believe I can convince the Muslims to follow me simply because I convince the Christians. In fact, I believe they would actively refuse to align with Christians, simply based on their obvious prior arrangements. Now for full spectrum clarification, I do not believe that religious zealots of Religion A will follow me alongside those of Religion B. I believe that EVERYONE should read ALL religious books, to get an understanding of what the microcosm of religion does to somebody. </text:p>
      <text:p text:style-name="P1"/>
      <text:p text:style-name="P1">We were socially stratified by ethno-religious markers throughout a colonialist culture experiment called MKUltra, which sort of created “superhumans” with alarmingly advanced intellectual capabilities, psychosocial behavioral extremities, and a sort of “sixth sense” we refer to in the human world as Empathy.</text:p>
      <text:p text:style-name="P1"/>
      <text:p text:style-name="P1">There are best-fit regression lines actively being run by data statisticians indicating psychological mappings. These are mappings of the human mind, the most understudied piece of the puzzle of humanity. In essence, I trust the brain to operate fully functionally, and most effectively, when we as human are able to engage in activities that we choose, or, more fundamentally, decide what prevents us from being bored next.</text:p>
      <text:p text:style-name="P1"/>
      <text:p text:style-name="P1">I have Narcissistic Personality Disorder. To me, what that means is I can do anything that I want to, because the United States Government has essentially “got my back” as they are my ultimate safety net. I have absolute 100% immunity to any incarceration by the US Federal Government because I am a subject of a top-secret CIA operation. If I keep saying what I want to happen, the United States Federal Government is contractually obligated to make it so. I control the future, so long as I remain a pacifist. My mother hinted at this at one point by saying “you can be whatever you want to be” and then, in a separate conversation, she said “I will love you no matter if you turn into a rapist, a killer, or <text:soft-page-break/>whatever.” What this indicates to me is that I can be the worst person on the whole goddamn planet, and I will still be accepted by my mother. This suggests that she is a fascist-sympathizing liberal, and a protector of a killer is the most dangerous person aside from a killer himself.</text:p>
      <text:p text:style-name="P1"/>
      <text:p text:style-name="P1">If she protects basically ANYONE, what's to stop her from accidentally MARRYING a PEDOPHILE??? In fact, Johnny Weidknecht HIMSELF said to me one day, “I don't want anybody knowing what goes on in my house.” YEAH, that's understandable and all, but if nothing is going wrong, like you make your WHOLE LIFE seem like to your CHILDREN, then why is it such a BIG DEAL when people dig through your files? If there's “nothin to see here, officer!” then why the FUCK do you have LIKE TEN GUNS, a Texas State-approved CHL Instructor License to TEACH PEOPLE how to fucking SHOOT, and a whole bunch of shitty excuses as to why you never told us about Laci, your daughter that you FAILED TO FUCKING RAISE?????</text:p>
      <text:p text:style-name="P1"/>
      <text:p text:style-name="P1">I was given a bipolar diagnosis from Dr. Jay Fogelman of Austin, TX in 2006, giving way to my deconstruction of clinical psychology. I became a savant by enduring the systems of psychology and deconstructing them from a Planetarianist perspective (what would it feel like to be one of them?) which absolutes my empathy. Empathy and Capitalism do not align, which is why so many anarchists (resistors) within the church are outcast as “black sheep” - it is because we are the demons that our ancestors face. Why are they religious? Well, the prison system incarcerated a bunch of people for being communist in the 1930's, which indicates to me that the MKUltra experiment was more of an observational study of the dichotomy between how Christians raise children vs how Atheists (nonsectarians, or formally, Indigenous Folk) raise children.</text:p>
      <text:p text:style-name="P1"/>
      <text:p text:style-name="P1">CIA failed to hide this experiment, but now that they are found out, they are making last-ditch efforts to change the goalposts. Quit your jobs and crash the system. Pull out of the stock market. It's no longer worth it to invest in capitalism. The next thing that is going to happen is globalization, and it will be a nonsectarian, essentially Omnist framework. Religion will be studied as History. Politics will become a Science, rather than an Art, and Political Influencers will be 100% honest and truthful, as clearly, Christians cannot en masse prevent themselves from falling for Jingle Keys (radio, television, phone) by simply absorbing information without pivoting the information to an application of remedy.</text:p>
      <text:p text:style-name="P1"/>
      <text:p text:style-name="P1">Follow me on instagram and threads @lilacdeezl for some really sick digital music that I made in bandlab studio and communications that change the world. My content will forever be fr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11-18T14:29:26.24</meta:creation-date>
    <dc:date>2025-11-18T17:44:50.93</dc:date>
    <meta:editing-duration>PT1H11M45S</meta:editing-duration>
    <meta:editing-cycles>10</meta:editing-cycles>
    <meta:generator>OpenOffice/4.1.15$Win32 OpenOffice.org_project/4115m2$Build-9813</meta:generator>
    <meta:document-statistic meta:table-count="0" meta:image-count="0" meta:object-count="0" meta:page-count="2" meta:paragraph-count="14" meta:word-count="1059" meta:character-count="6300"/>
  </office:meta>
</office:document-meta>
</file>